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58.33mm"/>
    </style:style>
    <style:style style:name="co3" style:family="table-column">
      <style:table-column-properties fo:break-before="auto" style:column-width="27.92mm"/>
    </style:style>
    <style:style style:name="co4" style:family="table-column">
      <style:table-column-properties fo:break-before="auto" style:column-width="194.0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9.11mm"/>
    </style:style>
    <style:style style:name="co7" style:family="table-column">
      <style:table-column-properties fo:break-before="auto" style:column-width="33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date() and cell-content()&gt;43899" table:allow-empty-cell="true" table:base-cell-address="Sheet1.A1">
          <table:error-message table:message-type="stop" table:display="true"/>
        </table:content-validation>
        <table:content-validation table:name="val2" table:base-cell-address="Sheet1.B1">
          <table:error-message table:message-type="stop" table:display="true"/>
        </table:content-validation>
        <table:content-validation table:name="val3" table:condition="of:cell-content-is-in-list(&quot;Ingegneria dei sistemi di controllo&quot;;&quot;Modelli stocastici&quot;;&quot;Progettazione di circuiti elettronici&quot;;&quot;Gestione della produzione industriale&quot;;&quot;Ingegneria del software&quot;;&quot;Elettronica industriale&quot;;&quot;Databases 2&quot;;&quot;Automazione industriale&quot;;&quot;Analisi 2&quot;)" table:allow-empty-cell="true" table:display-list="unsorted" table:base-cell-address="Sheet1.B1">
          <table:error-message table:message-type="stop" table:display="true"/>
        </table:content-validation>
        <table:content-validation table:name="val4" table:condition="of:cell-content-is-in-list(&quot;Ingegneria dei sistemi di controllo&quot;;&quot;Modelli stocastici&quot;;&quot;Progettazione di circuiti elettronici&quot;;&quot;Gestione della produzione industriale&quot;;&quot;Ingegneria del software&quot;;&quot;Elettronica industriale&quot;;&quot;Databases 2&quot;;&quot;Automazione industriale&quot;;&quot;Analisi 2&quot;)" table:allow-empty-cell="true" table:display-list="unsorted" table:base-cell-address="Sheet1.B5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number-columns-repeated="1020" table:default-cell-style-name="ce5"/>
        <table:table-row table:style-name="ro1">
          <table:table-cell table:content-validation-name="val1" office:value-type="string" calcext:value-type="string">
            <text:p>Data</text:p>
          </table:table-cell>
          <table:table-cell table:content-validation-name="val2" office:value-type="string" calcext:value-type="string">
            <text:p>Nome insegnamento</text:p>
          </table:table-cell>
          <table:table-cell office:value-type="string" calcext:value-type="string">
            <text:p>Ore di studio</text:p>
          </table:table-cell>
          <table:table-cell office:value-type="string" calcext:value-type="string">
            <text:p>Note addizionali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3-27" calcext:value-type="date">
            <text:p>2020-03-27</text:p>
          </table:table-cell>
          <table:table-cell table:content-validation-name="val3" office:value-type="string" calcext:value-type="string">
            <text:p>Elettronica industriale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reazione indice dei trasduttori. Da domani impegno MAX</text:p>
          </table:table-cell>
          <table:table-cell table:number-columns-repeated="1020"/>
        </table:table-row>
        <table:table-row table:style-name="ro1" table:number-rows-repeated="2">
          <table:table-cell table:content-validation-name="val1"/>
          <table:table-cell table:content-validation-name="val3"/>
          <table:table-cell table:number-columns-repeated="1022"/>
        </table:table-row>
        <table:table-row table:style-name="ro1">
          <table:table-cell table:content-validation-name="val1"/>
          <table:table-cell table:content-validation-name="val4"/>
          <table:table-cell table:number-columns-repeated="1022"/>
        </table:table-row>
        <table:table-row table:style-name="ro1" table:number-rows-repeated="1048570">
          <table:table-cell table:content-validation-name="val1"/>
          <table:table-cell table:content-validation-name="val3"/>
          <table:table-cell table:number-columns-repeated="1022"/>
        </table:table-row>
        <table:table-row table:style-name="ro1">
          <table:table-cell table:content-validation-name="val1"/>
          <table:table-cell table:content-validation-name="val3"/>
          <table:table-cell table:number-columns-repeated="1022"/>
        </table:table-row>
      </table:table>
      <table:table table:name="Pivot Table_Sheet1_1" table:style-name="ta1">
        <table:table-column table:style-name="co6" table:default-cell-style-name="ce6"/>
        <table:table-column table:style-name="co7" table:default-cell-style-name="ce9"/>
        <table:table-row table:style-name="ro2">
          <table:table-cell office:value-type="string" calcext:value-type="string">
            <text:p>Nome insegnamento</text:p>
          </table:table-cell>
          <table:table-cell office:value-type="string" calcext:value-type="string">
            <text:p>Sum - Ore di studio</text:p>
          </table:table-cell>
        </table:table-row>
        <table:table-row table:style-name="ro2">
          <table:table-cell table:style-name="ce7" office:value-type="string" calcext:value-type="string">
            <text:p>Elettronica industriale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Total Result</text:p>
          </table:table-cell>
          <table:table-cell table:style-name="ce11" office:value-type="float" office:value="2" calcext:value-type="float">
            <text:p>2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3" table:buttons="'Pivot Table_Sheet1_1'.A1" table:show-filter-button="false" table:drill-down-on-double-click="false">
          <table:source-cell-range table:cell-range-address="Sheet1.A1:Sheet1.C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 insegnamento" table:orientation="row" table:used-hierarchy="0" table:function="auto">
            <table:data-pilot-level table:show-empty="false" calcext:repeat-item-labels="false">
              <table:data-pilot-members>
                <table:data-pilot-member table:name="Elettronica industri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e di studio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20:36:21.59147477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7:19:23.490897535</meta:creation-date>
    <dc:date>2020-03-27T20:39:33.028725539</dc:date>
    <meta:editing-duration>PT15M5S</meta:editing-duration>
    <meta:editing-cycles>4</meta:editing-cycles>
    <meta:generator>LibreOffice/5.2.7.2$Linux_X86_64 LibreOffice_project/20m0$Build-2</meta:generator>
    <meta:document-statistic meta:table-count="2" meta:cell-count="14" meta:object-count="0"/>
  </office:meta>
</office:document-meta>
</file>